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grddl="http://www.w3.org/2003/g/data-view#" xmlns:style="urn:oasis:names:tc:opendocument:xmlns:style:1.0" xmlns:svg="urn:oasis:names:tc:opendocument:xmlns:svg-compatible:1.0" xmlns:text="urn:oasis:names:tc:opendocument:xmlns:text:1.0" xmlns:xlink="http://www.w3.org/1999/xlink" xmlns:fo="urn:oasis:names:tc:opendocument:xmlns:xsl-fo-compatible:1.0" xmlns:office="urn:oasis:names:tc:opendocument:xmlns:office:1.0" office:version="1.2" grddl:transformation="http://docs.oasis-open.org/office/1.2/xslt/odf2rdf.xsl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0" style:family="text">
      <style:text-properties/>
    </style:style>
    <style:style style:name="TA1" style:family="text">
      <style:text-properties fo:font-weight="bold"/>
    </style:style>
    <style:style style:name="TA2" style:family="text">
      <style:text-properties fo:font-style="italic"/>
    </style:style>
    <style:style style:name="TA3" style:family="text">
      <style:text-properties fo:font-weight="bold" fo:font-style="italic"/>
    </style:style>
    <style:style style:name="TA4" style:family="text">
      <style:text-properties style:text-underline-style="solid" style:text-underline-width="auto" style:text-underline-color="font-color"/>
    </style:style>
    <style:style style:name="TA5" style:family="text">
      <style:text-properties fo:font-weight="bold" style:text-underline-style="solid" style:text-underline-width="auto" style:text-underline-color="font-color"/>
    </style:style>
    <style:style style:name="TA6" style:family="text">
      <style:text-properties fo:font-style="italic" style:text-underline-style="solid" style:text-underline-width="auto" style:text-underline-color="font-color"/>
    </style:style>
    <style:style style:name="TA7" style:family="text">
      <style:text-properties fo:font-weight="bold" fo:font-style="italic" style:text-underline-style="solid" style:text-underline-width="auto" style:text-underline-color="font-color"/>
    </style:style>
    <style:style style:name="TA8" style:family="text">
      <style:text-properties style:text-line-through-style="solid" style:text-line-through-type="single"/>
    </style:style>
    <style:style style:name="TA9" style:family="text">
      <style:text-properties fo:font-weight="bold" style:text-line-through-style="solid" style:text-line-through-type="single"/>
    </style:style>
    <style:style style:name="TA10" style:family="text">
      <style:text-properties fo:font-style="italic" style:text-line-through-style="solid" style:text-line-through-type="single"/>
    </style:style>
    <style:style style:name="TA11" style:family="text">
      <style:text-properties fo:font-weight="bold" fo:font-style="italic" style:text-line-through-style="solid" style:text-line-through-type="single"/>
    </style:style>
    <style:style style:name="TA12" style:family="text">
      <style:text-properties style:text-underline-style="solid" style:text-underline-width="auto" style:text-underline-color="font-color" style:text-line-through-style="solid" style:text-line-through-type="single"/>
    </style:style>
    <style:style style:name="TA13" style:family="text">
      <style:text-properties fo:font-weight="bold" style:text-underline-style="solid" style:text-underline-width="auto" style:text-underline-color="font-color" style:text-line-through-style="solid" style:text-line-through-type="single"/>
    </style:style>
    <style:style style:name="TA14" style:family="text">
      <style:text-properties fo:font-style="italic" style:text-underline-style="solid" style:text-underline-width="auto" style:text-underline-color="font-color" style:text-line-through-style="solid" style:text-line-through-type="single"/>
    </style:style>
    <style:style style:name="TA15" style:family="text">
      <style:text-properties fo:font-weight="bold" fo:font-style="italic" style:text-underline-style="solid" style:text-underline-width="auto" style:text-underline-color="font-color" style:text-line-through-style="solid" style:text-line-through-type="single"/>
    </style:style>
    <style:page-layout style:name="pm1">
      <style:page-layout-properties fo:page-width="21cm" fo:page-height="29.7cm" style:print-orientation="portrait" fo:margin-top="2cm" fo:margin-bottom="2cm" fo:margin-left="1.5cm" fo:margin-right="1.5cm"/>
    </style:page-layout>
  </office:automatic-styles>
  <office:body>
    <office:text>
      <text:h text:style-name="Heading_20_1" text:outline-level="1">Demonstration of fpOdf</text:h>
      <text:h text:style-name="Heading_20_2" text:outline-level="2">Tabulators</text:h>
      <text:p text:style-name="Standard"><text:span text:style-name="TA1">No.</text:span><text:tab/><text:span text:style-name="TA1">lzuyoao</text:span><text:tab/><text:span text:style-name="TA1">eoy</text:span><text:tab/><text:span text:style-name="TA1"/><text:tab/><text:span text:style-name="TA1">aold</text:span><text:tab/><text:span text:style-name="TA1">uoj</text:span>
      </text:p>
      <text:p text:style-name="Standard"><text:span text:style-name="TA2">1.</text:span><text:tab/><text:span text:style-name="TA0">eitginq</text:span><text:tab/><text:span text:style-name="TA0">og</text:span><text:tab/><text:span text:style-name="TA0">stpe</text:span><text:tab/><text:span text:style-name="TA0">auzpxedbj</text:span><text:tab/><text:span text:style-name="TA0">iwuueifei</text:span>
      </text:p>
      <text:p text:style-name="Standard"><text:span text:style-name="TA2">2.</text:span><text:tab/><text:span text:style-name="TA0">modleiy</text:span><text:tab/><text:span text:style-name="TA0">iuuney</text:span><text:tab/><text:span text:style-name="TA0">abyojuon</text:span><text:tab/><text:span text:style-name="TA0">ookjo</text:span><text:tab/><text:span text:style-name="TA0">ceui</text:span>
      </text:p>
      <text:p text:style-name="Standard"><text:span text:style-name="TA2">3.</text:span><text:tab/><text:span text:style-name="TA0">oy</text:span><text:tab/><text:span text:style-name="TA0">xigyqzeo</text:span><text:tab/><text:span text:style-name="TA0">nyhe</text:span><text:tab/><text:span text:style-name="TA0">tou</text:span><text:tab/><text:span text:style-name="TA0">exdu</text:span>
      </text:p>
      <text:p text:style-name="Standard"><text:span text:style-name="TA2">4.</text:span><text:tab/><text:span text:style-name="TA0">ufoiaa</text:span><text:tab/><text:span text:style-name="TA0">uehipaaa</text:span><text:tab/><text:span text:style-name="TA0">oyoeq</text:span><text:tab/><text:span text:style-name="TA0">e</text:span><text:tab/><text:span text:style-name="TA0">ezhvl</text:span>
      </text:p>
      <text:p text:style-name="Standard"><text:span text:style-name="TA2">5.</text:span><text:tab/><text:span text:style-name="TA0">bgyuua</text:span><text:tab/><text:span text:style-name="TA0">autehw</text:span><text:tab/><text:span text:style-name="TA0">yereyyiak</text:span><text:tab/><text:span text:style-name="TA0">osuwxhyo</text:span><text:tab/><text:span text:style-name="TA0">beabioec</text:span>
      </text:p>
      <text:p text:style-name="Standard"><text:span text:style-name="TA2">6.</text:span><text:tab/><text:span text:style-name="TA0">iuni</text:span><text:tab/><text:span text:style-name="TA0">yomakyuy</text:span><text:tab/><text:span text:style-name="TA0">swq</text:span><text:tab/><text:span text:style-name="TA0"/><text:tab/><text:span text:style-name="TA0">uaiuapga</text:span>
      </text:p>
      <text:p text:style-name="Standard"><text:span text:style-name="TA2">7.</text:span><text:tab/><text:span text:style-name="TA0">dauiaha</text:span><text:tab/><text:span text:style-name="TA0">rcamriew</text:span><text:tab/><text:span text:style-name="TA0">jeilxky</text:span><text:tab/><text:span text:style-name="TA0">n</text:span><text:tab/><text:span text:style-name="TA0">eageiqzae</text:span>
      </text:p>
      <text:p text:style-name="Standard"><text:span text:style-name="TA2">8.</text:span><text:tab/><text:span text:style-name="TA0">iyoaepon</text:span><text:tab/><text:span text:style-name="TA0">iiyilht</text:span><text:tab/><text:span text:style-name="TA0">bxefiuz</text:span><text:tab/><text:span text:style-name="TA0">eyvilfxjm</text:span><text:tab/><text:span text:style-name="TA0">dtaauyx</text:span>
      </text:p>
      <text:p text:style-name="Standard"><text:span text:style-name="TA2">9.</text:span><text:tab/><text:span text:style-name="TA0">gysakdeyy</text:span><text:tab/><text:span text:style-name="TA0">fio</text:span><text:tab/><text:span text:style-name="TA0">jyi</text:span><text:tab/><text:span text:style-name="TA0">uoyy</text:span><text:tab/><text:span text:style-name="TA0">qnuonseta</text:span>
      </text:p>
      <text:p text:style-name="Standard"><text:span text:style-name="TA2">10.</text:span><text:tab/><text:span text:style-name="TA0">aixioar</text:span><text:tab/><text:span text:style-name="TA0">iomus</text:span><text:tab/><text:span text:style-name="TA0">uf</text:span><text:tab/><text:span text:style-name="TA0">eri</text:span><text:tab/><text:span text:style-name="TA0">ujrtuum</text:span>
      </text:p>
      <text:p text:style-name="Standard"><text:span text:style-name="TA2">11.</text:span><text:tab/><text:span text:style-name="TA0">axue</text:span><text:tab/><text:span text:style-name="TA0">ituyia</text:span><text:tab/><text:span text:style-name="TA0">oymniiubv</text:span><text:tab/><text:span text:style-name="TA0">jmkat</text:span><text:tab/><text:span text:style-name="TA0">ayyiaacui</text:span>
      </text:p>
      <text:p text:style-name="Standard"><text:span text:style-name="TA2">12.</text:span><text:tab/><text:span text:style-name="TA0">ipyaawula</text:span><text:tab/><text:span text:style-name="TA0">taifmdzi</text:span><text:tab/><text:span text:style-name="TA0">oszb</text:span><text:tab/><text:span text:style-name="TA0">zeufee</text:span><text:tab/><text:span text:style-name="TA0">oonukumf</text:span>
      </text:p>
      <text:p text:style-name="Standard"><text:span text:style-name="TA2">13.</text:span><text:tab/><text:span text:style-name="TA0">kyo</text:span><text:tab/><text:span text:style-name="TA0">ep</text:span><text:tab/><text:span text:style-name="TA0">ueyiiooye</text:span><text:tab/><text:span text:style-name="TA0">uieueja</text:span><text:tab/><text:span text:style-name="TA0">qlirfoiy</text:span>
      </text:p>
      <text:p text:style-name="Standard"><text:span text:style-name="TA2">14.</text:span><text:tab/><text:span text:style-name="TA0">vywyje</text:span><text:tab/><text:span text:style-name="TA0">hiadutb</text:span><text:tab/><text:span text:style-name="TA0">zvoeaho</text:span><text:tab/><text:span text:style-name="TA0">ieooqu</text:span><text:tab/><text:span text:style-name="TA0">quosoj</text:span>
      </text:p>
      <text:p text:style-name="Standard"><text:span text:style-name="TA2">15.</text:span><text:tab/><text:span text:style-name="TA0">yiei</text:span><text:tab/><text:span text:style-name="TA0">iuepokvf</text:span><text:tab/><text:span text:style-name="TA0">xyeayuirb</text:span><text:tab/><text:span text:style-name="TA0">ldhofyze</text:span><text:tab/><text:span text:style-name="TA0">aadp</text:span>
      </text:p>
      <text:p text:style-name="Standard"><text:span text:style-name="TA2">16.</text:span><text:tab/><text:span text:style-name="TA0">idijyfa</text:span><text:tab/><text:span text:style-name="TA0">iluoey</text:span><text:tab/><text:span text:style-name="TA0">ujnzojjb</text:span><text:tab/><text:span text:style-name="TA0">uiegog</text:span><text:tab/><text:span text:style-name="TA0">xdinaijp</text:span>
      </text:p>
      <text:p text:style-name="Standard"><text:span text:style-name="TA2">17.</text:span><text:tab/><text:span text:style-name="TA0">oupdutwup</text:span><text:tab/><text:span text:style-name="TA0">viay</text:span><text:tab/><text:span text:style-name="TA0">einkozkb</text:span><text:tab/><text:span text:style-name="TA0">eyayo</text:span><text:tab/><text:span text:style-name="TA0">ayotueu</text:span>
      </text:p>
      <text:p text:style-name="Standard"><text:span text:style-name="TA2">18.</text:span><text:tab/><text:span text:style-name="TA0">yte</text:span><text:tab/><text:span text:style-name="TA0">vaouqy</text:span><text:tab/><text:span text:style-name="TA0">meyacheea</text:span><text:tab/><text:span text:style-name="TA0">woeobjloe</text:span><text:tab/><text:span text:style-name="TA0">iqaquhvpe</text:span>
      </text:p>
      <text:p text:style-name="Standard"><text:span text:style-name="TA2">19.</text:span><text:tab/><text:span text:style-name="TA0">aaujpyvyu</text:span><text:tab/><text:span text:style-name="TA0">iyiomik</text:span><text:tab/><text:span text:style-name="TA0">aaaev</text:span><text:tab/><text:span text:style-name="TA0">vmo</text:span><text:tab/><text:span text:style-name="TA0">yaeyukkzg</text:span>
      </text:p>
      <text:p text:style-name="Standard"><text:span text:style-name="TA2">20.</text:span><text:tab/><text:span text:style-name="TA0">ihgumiiyi</text:span><text:tab/><text:span text:style-name="TA0">xm</text:span><text:tab/><text:span text:style-name="TA0">opennie</text:span><text:tab/><text:span text:style-name="TA0">ioguuxobo</text:span><text:tab/><text:span text:style-name="TA0">uafaikoyb</text:span>
      </text:p>
    </office:text>
  </office:body>
</office:document-content>
</file>

<file path=styles.xml><?xml version="1.0" encoding="utf-8"?>
<office:document-styles xmlns:grddl="http://www.w3.org/2003/g/data-view#" xmlns:style="urn:oasis:names:tc:opendocument:xmlns:style:1.0" xmlns:svg="urn:oasis:names:tc:opendocument:xmlns:svg-compatible:1.0" xmlns:fo="urn:oasis:names:tc:opendocument:xmlns:xsl-fo-compatible:1.0" xmlns:office="urn:oasis:names:tc:opendocument:xmlns:office:1.0" office:version="1.2" grddl:transformation="http://docs.oasis-open.org/office/1.2/xslt/odf2rdf.xsl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5095cm" style:writing-mode="page"/>
      <style:text-properties style:use-window-font-color="true" style:font-name="Liberation Serif" fo:font-size="12pt" fo:language="en" fo:country="US" style:letter-kerning="true" fo:hyphenate="false" fo:hyphenation-remain-char-count="2" fo:hyphenation-push-char-count="2"/>
    </style:default-style>
    <style:style style:name="Standard" style:family="paragraph"/>
    <style:style style:name="Text_20_body" style:display-name="Text body" style:family="paragraph" style:parent-style-name="Standard" style:class="text"/>
    <style:style style:name="Heading_20_1" style:display-name="Heading 1" style:family="paragraph" style:parent-style-name="Heading" style:next-style-name="Text_20_body" style:default-outline-level="1" style:class="text">
      <style:text-properties fo:font-size="131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1%" fo:font-weight="bold"/>
    </style:style>
  </office:styles>
  <office:automatic-styles>
    <style:style style:name="TA0" style:family="text">
      <style:text-properties/>
    </style:style>
    <style:style style:name="TA1" style:family="text">
      <style:text-properties fo:font-weight="bold"/>
    </style:style>
    <style:style style:name="TA2" style:family="text">
      <style:text-properties fo:font-style="italic"/>
    </style:style>
    <style:style style:name="TA3" style:family="text">
      <style:text-properties fo:font-weight="bold" fo:font-style="italic"/>
    </style:style>
    <style:style style:name="TA4" style:family="text">
      <style:text-properties style:text-underline-style="solid" style:text-underline-width="auto" style:text-underline-color="font-color"/>
    </style:style>
    <style:style style:name="TA5" style:family="text">
      <style:text-properties fo:font-weight="bold" style:text-underline-style="solid" style:text-underline-width="auto" style:text-underline-color="font-color"/>
    </style:style>
    <style:style style:name="TA6" style:family="text">
      <style:text-properties fo:font-style="italic" style:text-underline-style="solid" style:text-underline-width="auto" style:text-underline-color="font-color"/>
    </style:style>
    <style:style style:name="TA7" style:family="text">
      <style:text-properties fo:font-weight="bold" fo:font-style="italic" style:text-underline-style="solid" style:text-underline-width="auto" style:text-underline-color="font-color"/>
    </style:style>
    <style:style style:name="TA8" style:family="text">
      <style:text-properties style:text-line-through-style="solid" style:text-line-through-type="single"/>
    </style:style>
    <style:style style:name="TA9" style:family="text">
      <style:text-properties fo:font-weight="bold" style:text-line-through-style="solid" style:text-line-through-type="single"/>
    </style:style>
    <style:style style:name="TA10" style:family="text">
      <style:text-properties fo:font-style="italic" style:text-line-through-style="solid" style:text-line-through-type="single"/>
    </style:style>
    <style:style style:name="TA11" style:family="text">
      <style:text-properties fo:font-weight="bold" fo:font-style="italic" style:text-line-through-style="solid" style:text-line-through-type="single"/>
    </style:style>
    <style:style style:name="TA12" style:family="text">
      <style:text-properties style:text-underline-style="solid" style:text-underline-width="auto" style:text-underline-color="font-color" style:text-line-through-style="solid" style:text-line-through-type="single"/>
    </style:style>
    <style:style style:name="TA13" style:family="text">
      <style:text-properties fo:font-weight="bold" style:text-underline-style="solid" style:text-underline-width="auto" style:text-underline-color="font-color" style:text-line-through-style="solid" style:text-line-through-type="single"/>
    </style:style>
    <style:style style:name="TA14" style:family="text">
      <style:text-properties fo:font-style="italic" style:text-underline-style="solid" style:text-underline-width="auto" style:text-underline-color="font-color" style:text-line-through-style="solid" style:text-line-through-type="single"/>
    </style:style>
    <style:style style:name="TA15" style:family="text">
      <style:text-properties fo:font-weight="bold" fo:font-style="italic" style:text-underline-style="solid" style:text-underline-width="auto" style:text-underline-color="font-color" style:text-line-through-style="solid" style:text-line-through-type="single"/>
    </style:style>
    <style:page-layout style:name="pm1">
      <style:page-layout-properties fo:page-width="21cm" fo:page-height="29.7cm" style:print-orientation="portrait" fo:margin-top="2cm" fo:margin-bottom="2cm" fo:margin-left="1.5cm" fo:margin-right="1.5cm"/>
    </style:page-layout>
  </office:automatic-styles>
  <office:master-styles/>
</office:document-styles>
</file>

<file path=meta.xml><?xml version="1.0" encoding="utf-8"?>
<office:document-meta xmlns:office="urn:oasis:names:tc:opendocument:xmlns:office:1.0" xmlns:grddl="http://www.w3.org/2003/g/data-view#" office:version="1.2" grddl:transformation="http://docs.oasis-open.org/office/1.2/xslt/odf2rdf.xsl">
  <office:meta xmlns:meta="urn:oasis:names:tc:opendocument:xmlns:meta:1.0">
    <meta:creation-date>2024-06-18T12:25:12</meta:creation-date>
    <meta:generator>fpOdf 0.2</meta:generator>
  </office:meta>
</office:document-meta>
</file>